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8608" calcext:value-type="float">
            <text:p>135.9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7984" calcext:value-type="float">
            <text:p>135.5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2488" calcext:value-type="float">
            <text:p>136.4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1736" calcext:value-type="float">
            <text:p>136.5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9128" calcext:value-type="float">
            <text:p>136.2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3288" calcext:value-type="float">
            <text:p>135.2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2056" calcext:value-type="float">
            <text:p>135.3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7088" calcext:value-type="float">
            <text:p>135.1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0512" calcext:value-type="float">
            <text:p>135.1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5208" calcext:value-type="float">
            <text:p>135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0776" calcext:value-type="float">
            <text:p>136.5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8832" calcext:value-type="float">
            <text:p>136.9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4048" calcext:value-type="float">
            <text:p>137.5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8192" calcext:value-type="float">
            <text:p>135.6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4728" calcext:value-type="float">
            <text:p>135.3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4832" calcext:value-type="float">
            <text:p>135.4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6208" calcext:value-type="float">
            <text:p>135.7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9712" calcext:value-type="float">
            <text:p>136.3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2848" calcext:value-type="float">
            <text:p>135.5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7936" calcext:value-type="float">
            <text:p>132.8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5912" calcext:value-type="float">
            <text:p>132.6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0608" calcext:value-type="float">
            <text:p>132.8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0272" calcext:value-type="float">
            <text:p>133.2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10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8016" calcext:value-type="float">
            <text:p>133.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2736" calcext:value-type="float">
            <text:p>133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7536" calcext:value-type="float">
            <text:p>133.4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9576" calcext:value-type="float">
            <text:p>134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52" calcext:value-type="float">
            <text:p>133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088" calcext:value-type="float">
            <text:p>132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1696" calcext:value-type="float">
            <text:p>132.4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6144" calcext:value-type="float">
            <text:p>132.2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6-05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088" calcext:value-type="float">
            <text:p>132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9648" calcext:value-type="float">
            <text:p>132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4616" calcext:value-type="float">
            <text:p>132.9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20-0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5032" calcext:value-type="float">
            <text:p>133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3528" calcext:value-type="float">
            <text:p>133.3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0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5072" calcext:value-type="float">
            <text:p>133.5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8016" calcext:value-type="float">
            <text:p>133.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476" calcext:value-type="float">
            <text:p>133.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8624" calcext:value-type="float">
            <text:p>133.0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0128" calcext:value-type="float">
            <text:p>132.8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2344" calcext:value-type="float">
            <text:p>132.2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5624" calcext:value-type="float">
            <text:p>131.8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5816" calcext:value-type="float">
            <text:p>131.1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1432" calcext:value-type="float">
            <text:p>131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9512" calcext:value-type="float">
            <text:p>130.9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9512" calcext:value-type="float">
            <text:p>130.9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2184" calcext:value-type="float">
            <text:p>131.0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5816" calcext:value-type="float">
            <text:p>131.1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5816" calcext:value-type="float">
            <text:p>131.1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4792" calcext:value-type="float">
            <text:p>131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2344" calcext:value-type="float">
            <text:p>132.2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66" calcext:value-type="float">
            <text:p>132.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432" calcext:value-type="float">
            <text:p>132.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996" calcext:value-type="float">
            <text:p>133.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1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2672" calcext:value-type="float">
            <text:p>133.3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9624" calcext:value-type="float">
            <text:p>133.3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7288" calcext:value-type="float">
            <text:p>132.9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804" calcext:value-type="float">
            <text:p>132.9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6016" calcext:value-type="float">
            <text:p>132.7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4456" calcext:value-type="float">
            <text:p>131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9928" calcext:value-type="float">
            <text:p>131.2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2016" calcext:value-type="float">
            <text:p>131.1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1432" calcext:value-type="float">
            <text:p>131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0096" calcext:value-type="float">
            <text:p>131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7904" calcext:value-type="float">
            <text:p>131.0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2184" calcext:value-type="float">
            <text:p>131.0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0096" calcext:value-type="float">
            <text:p>131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732" calcext:value-type="float">
            <text:p>130.9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8072" calcext:value-type="float">
            <text:p>130.8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2184" calcext:value-type="float">
            <text:p>131.0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5712" calcext:value-type="float">
            <text:p>131.0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0344" calcext:value-type="float">
            <text:p>131.5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2992" calcext:value-type="float">
            <text:p>132.1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10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2992" calcext:value-type="float">
            <text:p>132.1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9488" calcext:value-type="float">
            <text:p>131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116" calcext:value-type="float">
            <text:p>131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924" calcext:value-type="float">
            <text:p>131.0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9992" calcext:value-type="float">
            <text:p>130.9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7216" calcext:value-type="float">
            <text:p>130.8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2936" calcext:value-type="float">
            <text:p>130.9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0744" calcext:value-type="float">
            <text:p>130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2184" calcext:value-type="float">
            <text:p>131.0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7904" calcext:value-type="float">
            <text:p>131.0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496" calcext:value-type="float">
            <text:p>131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7632" calcext:value-type="float">
            <text:p>131.1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8216" calcext:value-type="float">
            <text:p>131.2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796" calcext:value-type="float">
            <text:p>132.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18" calcext:value-type="float">
            <text:p>132.5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8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6352" calcext:value-type="float">
            <text:p>132.3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844" calcext:value-type="float">
            <text:p>132.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9192" calcext:value-type="float">
            <text:p>132.2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844" calcext:value-type="float">
            <text:p>132.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7416" calcext:value-type="float">
            <text:p>132.4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6664" calcext:value-type="float">
            <text:p>132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4576" calcext:value-type="float">
            <text:p>132.6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4408" calcext:value-type="float">
            <text:p>132.8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9272" calcext:value-type="float">
            <text:p>132.8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2048" calcext:value-type="float">
            <text:p>132.9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3488" calcext:value-type="float">
            <text:p>133.0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8016" calcext:value-type="float">
            <text:p>133.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2064" calcext:value-type="float">
            <text:p>133.8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7448" calcext:value-type="float">
            <text:p>134.2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56" calcext:value-type="float">
            <text:p>134.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2664" calcext:value-type="float">
            <text:p>134.8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544" calcext:value-type="float">
            <text:p>134.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0136" calcext:value-type="float">
            <text:p>135.2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9384" calcext:value-type="float">
            <text:p>135.2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788" calcext:value-type="float">
            <text:p>135.4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8464" calcext:value-type="float">
            <text:p>135.5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2096" calcext:value-type="float">
            <text:p>135.6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268" calcext:value-type="float">
            <text:p>135.7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1072" calcext:value-type="float">
            <text:p>135.8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2512" calcext:value-type="float">
            <text:p>135.9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2096" calcext:value-type="float">
            <text:p>135.6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932" calcext:value-type="float">
            <text:p>135.5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1848" calcext:value-type="float">
            <text:p>135.1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02016" calcext:value-type="float">
            <text:p>135.0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5712" calcext:value-type="float">
            <text:p>134.8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2832" calcext:value-type="float">
            <text:p>134.6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248" calcext:value-type="float">
            <text:p>134.5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3856" calcext:value-type="float">
            <text:p>134.4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888" calcext:value-type="float">
            <text:p>134.3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0392" calcext:value-type="float">
            <text:p>134.2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7784" calcext:value-type="float">
            <text:p>133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8304" calcext:value-type="float">
            <text:p>134.2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888" calcext:value-type="float">
            <text:p>134.3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4608" calcext:value-type="float">
            <text:p>134.4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0912" calcext:value-type="float">
            <text:p>134.5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7968" calcext:value-type="float">
            <text:p>134.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9304" calcext:value-type="float">
            <text:p>134.6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5608" calcext:value-type="float">
            <text:p>134.7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7048" calcext:value-type="float">
            <text:p>134.8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8384" calcext:value-type="float">
            <text:p>134.8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4104" calcext:value-type="float">
            <text:p>134.9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1116" calcext:value-type="float">
            <text:p>135.0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4792" calcext:value-type="float">
            <text:p>135.1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656" calcext:value-type="float">
            <text:p>135.1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656" calcext:value-type="float">
            <text:p>135.1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656" calcext:value-type="float">
            <text:p>135.1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1116" calcext:value-type="float">
            <text:p>135.0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2768" calcext:value-type="float">
            <text:p>134.9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5944" calcext:value-type="float">
            <text:p>134.4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6448" calcext:value-type="float">
            <text:p>133.8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5008" calcext:value-type="float">
            <text:p>133.7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696" calcext:value-type="float">
            <text:p>134.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2416" calcext:value-type="float">
            <text:p>134.3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2416" calcext:value-type="float">
            <text:p>134.3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224" calcext:value-type="float">
            <text:p>134.3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0328" calcext:value-type="float">
            <text:p>134.4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1832" calcext:value-type="float">
            <text:p>134.2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2024" calcext:value-type="float">
            <text:p>133.5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9832" calcext:value-type="float">
            <text:p>133.5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7056" calcext:value-type="float">
            <text:p>133.4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428" calcext:value-type="float">
            <text:p>133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1336" calcext:value-type="float">
            <text:p>133.3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52" calcext:value-type="float">
            <text:p>133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4301</text:p>
          </table:table-cell>
          <table:table-cell office:value-type="string" calcext:value-type="string">
            <text:p>Legion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16" meta:object-count="0"/>
    <meta:user-defined meta:name="AppVersion">3.0</meta:user-defined>
  </office:meta>
</office:document-meta>
</file>